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90e38" officeooo:paragraph-rsid="00090e38"/>
    </style:style>
    <style:style style:name="P2" style:family="paragraph" style:parent-style-name="Heading">
      <style:text-properties officeooo:paragraph-rsid="00138c75"/>
    </style:style>
    <style:style style:name="P3" style:family="paragraph" style:parent-style-name="Heading">
      <style:paragraph-properties fo:line-height="150%"/>
      <style:text-properties officeooo:rsid="00138c75" officeooo:paragraph-rsid="00138c75"/>
    </style:style>
    <style:style style:name="P4" style:family="paragraph" style:parent-style-name="Text_20_body">
      <style:text-properties officeooo:rsid="00137869" officeooo:paragraph-rsid="00137869"/>
    </style:style>
    <style:style style:name="P5" style:family="paragraph" style:parent-style-name="Text_20_body">
      <style:text-properties officeooo:rsid="00138c75" officeooo:paragraph-rsid="00138c75"/>
    </style:style>
    <style:style style:name="P6" style:family="paragraph" style:parent-style-name="Text_20_body">
      <style:text-properties officeooo:paragraph-rsid="00138c75"/>
    </style:style>
    <style:style style:name="T1" style:family="text">
      <style:text-properties officeooo:rsid="000657b0"/>
    </style:style>
    <style:style style:name="T2" style:family="text">
      <style:text-properties officeooo:rsid="00074483"/>
    </style:style>
    <style:style style:name="T3" style:family="text">
      <style:text-properties officeooo:rsid="0009b9b7"/>
    </style:style>
    <style:style style:name="T4" style:family="text">
      <style:text-properties officeooo:rsid="001049ed"/>
    </style:style>
    <style:style style:name="T5" style:family="text">
      <style:text-properties officeooo:rsid="00109c67"/>
    </style:style>
    <style:style style:name="T6" style:family="text">
      <style:text-properties officeooo:rsid="00137869"/>
    </style:style>
    <style:style style:name="T7" style:family="text">
      <style:text-properties officeooo:rsid="00138c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guiment</text:h>
      <text:p text:style-name="Text_20_body"/>
      <text:p text:style-name="Text_20_body">En dies anteriors he estat buscant informació sobre els diferents temes de projecte proposats. Al final m'he decidit per estudiar els temes dels Dockers, concretament em decantaré per la proposta 9:</text:p>
      <text:p text:style-name="Text_20_body"/>
      <text:p text:style-name="Text_20_body">«Preparar containers de Docker pels habituals serveis presentats en el cicle:</text:p>
      <text:p text:style-name="Text_20_body">a. Instal·lar Apache, HAProxy, Postgres, MongoDB, Redis, Samba, etc.</text:p>
      <text:p text:style-name="Text_20_body">b. Implementar en containers de Docker servidors pels protocols trivials: Echo, Discard, CharGen, Time, etc. Implementar (per exemple amb Python o Bash i ncat) per TCP I UDP i acompanyar de documentació i tutorials complets.»</text:p>
      <text:p text:style-name="Text_20_body"/>
      <text:p text:style-name="Heading">D<text:span text:style-name="T1">i</text:span>a 1-<text:span text:style-name="T1">2</text:span> <text:span text:style-name="T1">[02/01/2016 – 03/01/2016]</text:span></text:p>
      <text:p text:style-name="Text_20_body">He buscat informació sobre <text:span text:style-name="T2">dockers y he anat elaborant un arxiu d'introducció al tema a mode d'apunts amb temes que em semblaven importants a tenir en compte per al desenvolupament del treball.</text:span></text:p>
      <text:p text:style-name="Text_20_body"/>
      <text:p text:style-name="Heading">Dia 3 [0<text:span text:style-name="T7">4</text:span>/01/2016<text:span text:style-name="T7">]</text:span></text:p>
      <text:p text:style-name="Text_20_body">Instal·lació docker.</text:p>
      <text:p text:style-name="Text_20_body">Al principi tenía problemes per executar les ordres de docker per un tema de permisos.</text:p>
      <text:p text:style-name="Text_20_body"><text:span text:style-name="T6">M'he près un temps per provar</text:span> les ordres bàsiques <text:span text:style-name="T6">de </text:span>docker <text:span text:style-name="T6">i e</text:span>labora<text:span text:style-name="T6">r</text:span> <text:span text:style-name="T6">un</text:span> <text:span text:style-name="T4">document amb informació sobre</text:span> la instalació i <text:span text:style-name="T6">les </text:span>ordres.</text:p>
      <text:p text:style-name="Text_20_body"/>
      <text:p text:style-name="P2"><text:span text:style-name="T7">Dia 4 [07/01/2016</text:span>]</text:p>
      <text:p text:style-name="P6"><text:span text:style-name="T7">He descarregat imatges i containers creats per altres persones (del repositori públic) per estudiar-les.</text:span></text:p>
      <text:p text:style-name="P6"/>
      <text:p text:style-name="Heading">Dia <text:span text:style-name="T3">5</text:span> [0<text:span text:style-name="T7">8</text:span>/01/2016]</text:p>
      <text:p text:style-name="Text_20_body">L'objectiu és fer un <text:span text:style-name="T6">container echo server.</text:span></text:p>
      <text:p text:style-name="Text_20_body"><text:span text:style-name="T6">He buscat informació sobre</text:span> la creació de dockerfiles i les seves ordres de <text:span text:style-name="T5">configuració.</text:span></text:p>
      <text:p text:style-name="P4">He començat a fer els arxius necesaris per a realitzar un container, he començat amb echo server perquè <text:soft-page-break/>em sembla més sencill.</text:p>
      <text:p text:style-name="P4">Tinc més problemes amb l'script del echo server que amb els arxius docker en si.</text:p>
      <text:p text:style-name="Text_20_body"/>
      <text:p text:style-name="Heading">Dia 6 [<text:span text:style-name="T7">09</text:span>/01/2016]</text:p>
      <text:p text:style-name="P5">He fet dos scripts de echo server, un udp i un altre tcp. El udp funciona, però el tcp no. Per tant crec que el problema està en els scripts i no en els dockerfiles.</text:p>
      <text:p text:style-name="P1"/>
      <text:p text:style-name="P3">Dia 7 [11/01/2016]</text:p>
      <text:p text:style-name="Text_20_body">He ac<text:span text:style-name="T7">onseguit fer funcionar els servidors echo (udp i tcp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9:04:54.079258793</meta:creation-date>
    <dc:date>2016-01-11T19:58:39.951404586</dc:date>
    <meta:editing-duration>PT24M19S</meta:editing-duration>
    <meta:editing-cycles>3</meta:editing-cycles>
    <meta:generator>LibreOffice/5.0.0.5$Linux_X86_64 LibreOffice_project/00$Build-5</meta:generator>
    <meta:document-statistic meta:table-count="0" meta:image-count="0" meta:object-count="0" meta:page-count="2" meta:paragraph-count="22" meta:word-count="295" meta:character-count="1795" meta:non-whitespace-character-count="1521"/>
  </office:meta>
</office:document-meta>
</file>